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ponowany tytuł historyjki</text:h>
      <text:p text:style-name="Standard">Pewnego dnia jakiś znajomy zatrzymał mnie i powiedział ze złością w głosie:</text:p>
      <text:list xml:id="list1273133372" text:style-name="L1">
        <text:list-item>
          <text:p text:style-name="P3">Wisisz mi 50 złotych od trzech tygodni!</text:p>
        </text:list-item>
        <text:list-item>
          <text:p text:style-name="P3">Oddam ci, oddam...</text:p>
        </text:list-item>
        <text:list-item>
          <text:p text:style-name="P3">Umawialiśmy się, że mi oddasz tydzień temu</text:p>
        </text:list-item>
        <text:list-item>
          <text:p text:style-name="P3">Ale przecież były święta! :(</text:p>
        </text:list-item>
        <text:list-item>
          <text:p text:style-name="P3">O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Jan Kowal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7T13:44:04</dc:date>
    <meta:editing-duration>PT00H18M01S</meta:editing-duration>
    <meta:editing-cycles>9</meta:editing-cycles>
    <meta:generator>OpenOffice.org/3.2$Unix OpenOffice.org_project/320m12$Build-9483</meta:generator>
    <meta:document-statistic meta:table-count="0" meta:image-count="0" meta:object-count="0" meta:page-count="1" meta:paragraph-count="8" meta:word-count="45" meta:character-count="249"/>
  </office:meta>
</office:document-meta>
</file>